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6.6924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6.6924in" style:rel-column-width="9637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6.6924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6.6924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6.6924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6.6924in" style:rel-column-width="65535*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6.6924in" style:rel-column-width="65535*"/>
    </style:style>
    <style:style style:name="Table7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style:text-underline-style="none" fo:font-weight="normal" fo:background-color="#e8f2fe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111111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1111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background-color="#e8f2fe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646464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1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fo:color="#000000" fo:font-size="9pt" style:font-size-asian="9pt" style:font-size-complex="9pt"/>
    </style:style>
    <style:style style:name="T5" style:family="text">
      <style:text-properties fo:color="#000000" fo:font-size="7pt" style:font-size-asian="7pt" style:font-size-complex="7pt"/>
    </style:style>
    <style:style style:name="T6" style:family="text">
      <style:text-properties fo:color="#000000" fo:font-size="8pt" style:font-size-asian="8pt" style:font-size-complex="8pt"/>
    </style:style>
    <style:style style:name="T7" style:family="text">
      <style:text-properties fo:color="#000000" fo:background-color="#d4d4d4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style:text-underline-style="none"/>
    </style:style>
    <style:style style:name="T10" style:family="text">
      <style:text-properties fo:color="#2a00ff"/>
    </style:style>
    <style:style style:name="T11" style:family="text">
      <style:text-properties fo:color="#2a00ff" style:text-underline-style="solid" style:text-underline-width="auto" style:text-underline-color="font-color"/>
    </style:style>
    <style:style style:name="T12" style:family="text">
      <style:text-properties fo:color="#2a00ff" fo:font-size="9pt" style:font-size-asian="9pt" style:font-size-complex="9pt"/>
    </style:style>
    <style:style style:name="T13" style:family="text">
      <style:text-properties fo:color="#2a00ff" fo:font-size="7pt" style:font-size-asian="7pt" style:font-size-complex="7pt"/>
    </style:style>
    <style:style style:name="T14" style:family="text">
      <style:text-properties fo:color="#2a00ff" fo:font-size="8pt" style:font-size-asian="8pt" style:font-size-complex="8pt"/>
    </style:style>
    <style:style style:name="T15" style:family="text">
      <style:text-properties fo:color="#7f0055" fo:font-weight="bold" style:font-weight-asian="bold" style:font-weight-complex="bold"/>
    </style:style>
    <style:style style:name="T16" style:family="text">
      <style:text-properties fo:color="#7f0055" fo:font-size="9pt" fo:font-weight="bold" style:font-size-asian="9pt" style:font-weight-asian="bold" style:font-size-complex="9pt" style:font-weight-complex="bold"/>
    </style:style>
    <style:style style:name="T17" style:family="text">
      <style:text-properties fo:color="#7f0055" fo:font-size="7pt" fo:font-weight="bold" style:font-size-asian="7pt" style:font-weight-asian="bold" style:font-size-complex="7pt" style:font-weight-complex="bold"/>
    </style:style>
    <style:style style:name="T18" style:family="text">
      <style:text-properties fo:color="#7f0055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646464"/>
    </style:style>
    <style:style style:name="T20" style:family="text">
      <style:text-properties fo:color="#0000c0"/>
    </style:style>
    <style:style style:name="T21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6a3e3e"/>
    </style:style>
    <style:style style:name="T23" style:family="text">
      <style:text-properties fo:color="#3f7f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854in" fo:text-indent="-0.25in" fo:margin-left="3.1854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Boot- Get poperties file data in java</text:p>
      <text:p text:style-name="P1"/>
      <text:p text:style-name="P3">There are multiple ways to get property file data in java class file. Here we can see 4 most used methods.</text:p>
      <text:p text:style-name="P3"/>
      <text:p text:style-name="P2">application.properties:</text:p>
      <text:p text:style-name="P4"><text:span text:style-name="T10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server.port = </text:span><text:span text:style-name="T10">8081</text:span></text:p>
            <text:p text:style-name="P4"><text:span text:style-name="T1">derbyURL = </text:span><text:span text:style-name="T10">jdbc:derby:kirthidb;create=true;user=kirthi;password=2492</text:span></text:p>
          </table:table-cell>
        </table:table-row>
      </table:table>
      <text:p text:style-name="P4"><text:span text:style-name="T10"/></text:p>
      <text:p text:style-name="P7">Method 1:</text:p>
      <text:p text:style-name="P6"/>
      <text:p text:style-name="P2">MyConfiguration.java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<text:span text:style-name="T15">import</text:span><text:span text:style-name="T1"> org.springframework.beans.factory.annotation.Value;</text:span></text:p>
            <text:p text:style-name="P9"><text:span text:style-name="T15">import</text:span><text:span text:style-name="T1"> org.springframework.context.annotation.Bean;</text:span></text:p>
            <text:p text:style-name="P9"><text:span text:style-name="T15">import</text:span><text:span text:style-name="T1"> org.springframework.context.annotation.Configuration;</text:span></text:p>
            <text:p text:style-name="P9"><text:span text:style-name="T15">import</text:span><text:span text:style-name="T1"> org.springframework.context.annotation.PropertySource;</text:span></text:p>
            <text:p text:style-name="P9"><text:span text:style-name="T15">import</text:span><text:span text:style-name="T1"> </text:span><text:span text:style-name="T4">org.springframework.context.support.PropertySourcesPlaceholderConfigurer;</text:span></text:p>
            <text:p text:style-name="P9"/>
            <text:p text:style-name="P10">@Configuration</text:p>
            <text:p text:style-name="P8"><text:span text:style-name="T19">@</text:span><text:span text:style-name="T9">PropertySource</text:span><text:span text:style-name="T1">(</text:span><text:span text:style-name="T10">"classpath:application.properties"</text:span><text:span text:style-name="T1">) </text:span><text:span text:style-name="T23">// optional</text:span></text:p>
            <text:p text:style-name="P9"><text:span text:style-name="T15">public</text:span><text:span text:style-name="T1"> </text:span><text:span text:style-name="T15">class</text:span><text:span text:style-name="T1"> MyConfiguration</text:span></text:p>
            <text:p text:style-name="P11">{<text:tab/></text:p>
            <text:p text:style-name="P9"><text:span text:style-name="T1"><text:tab/></text:span><text:span text:style-name="T19">@Value</text:span><text:span text:style-name="T1">(</text:span><text:span text:style-name="T10">"${derbyURL}"</text:span><text:span text:style-name="T1">)</text:span></text:p>
            <text:p text:style-name="P9"><text:span text:style-name="T1"><text:tab/></text:span><text:span text:style-name="T15">private</text:span><text:span text:style-name="T1"> String </text:span><text:span text:style-name="T20">derbyURL</text:span><text:span text:style-name="T1">;</text:span></text:p>
            <text:p text:style-name="P9"/>
            <text:p text:style-name="P9"><text:span text:style-name="T1"><text:tab/></text:span><text:span text:style-name="T15">public</text:span><text:span text:style-name="T1"> String getDerbyURL() {</text:span></text:p>
            <text:p text:style-name="P9"><text:span text:style-name="T1"><text:tab/><text:tab/></text:span><text:span text:style-name="T15">return</text:span><text:span text:style-name="T1"> </text:span><text:span text:style-name="T20">derbyURL</text:span><text:span text:style-name="T1">;</text:span></text:p>
            <text:p text:style-name="P11"><text:tab/>}</text:p>
            <text:p text:style-name="P9"><text:span text:style-name="T1"><text:tab/></text:span><text:span text:style-name="T15">public</text:span><text:span text:style-name="T1"> </text:span><text:span text:style-name="T15">void</text:span><text:span text:style-name="T1"> setDerbyURL(String </text:span><text:span text:style-name="T22">derbyURL</text:span><text:span text:style-name="T1">) {</text:span></text:p>
            <text:p text:style-name="P9"><text:span text:style-name="T1"><text:tab/><text:tab/></text:span><text:span text:style-name="T15">this</text:span><text:span text:style-name="T1">.</text:span><text:span text:style-name="T20">derbyURL</text:span><text:span text:style-name="T1"> = </text:span><text:span text:style-name="T22">derbyURL</text:span><text:span text:style-name="T1">;</text:span></text:p>
            <text:p text:style-name="P11"><text:tab/>}</text:p>
            <text:p text:style-name="P9"/>
            <text:p text:style-name="P9"><text:span text:style-name="T1"><text:tab/></text:span><text:span text:style-name="T19">@Bean</text:span></text:p>
            <text:p text:style-name="P9"><text:span text:style-name="T1"><text:tab/></text:span><text:span text:style-name="T15">public</text:span><text:span text:style-name="T1"> </text:span><text:span text:style-name="T15">static</text:span><text:span text:style-name="T1"> PropertySourcesPlaceholderConfigurer propertyConfigInDev() </text:span></text:p>
            <text:p text:style-name="P11"><text:tab/>{</text:p>
            <text:p text:style-name="P9"><text:span text:style-name="T1"><text:tab/><text:tab/></text:span><text:span text:style-name="T15">return</text:span><text:span text:style-name="T1"> </text:span><text:span text:style-name="T15">new</text:span><text:span text:style-name="T1"> PropertySourcesPlaceholderConfigurer();</text:span></text:p>
            <text:p text:style-name="P9"><text:span text:style-name="T1"><text:tab/>}<text:tab/></text:span></text:p>
            <text:p text:style-name="P12"><text:span text:style-name="T2">}</text:span></text:p>
          </table:table-cell>
        </table:table-row>
      </table:table>
      <text:p text:style-name="P2"/>
      <text:p text:style-name="P6">MyController.java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pan text:style-name="T15">import</text:span><text:span text:style-name="T1"> org.springframework.beans.factory.annotation.Autowired;</text:span></text:p>
            <text:p text:style-name="P9"><text:span text:style-name="T15">import</text:span><text:span text:style-name="T1"> org.springframework.web.bind.annotation.RequestMapping;</text:span></text:p>
            <text:p text:style-name="P9"><text:span text:style-name="T15">import</text:span><text:span text:style-name="T1"> org.springframework.web.bind.annotation.RestController;</text:span></text:p>
            <text:p text:style-name="P9"><text:span text:style-name="T15">import</text:span><text:span text:style-name="T1"> com.app.config.ExtPropConfig;</text:span></text:p>
            <text:p text:style-name="P9"/>
            <text:p text:style-name="P10">@RestController</text:p>
            <text:p text:style-name="P9"><text:span text:style-name="T15">public</text:span><text:span text:style-name="T1"> </text:span><text:span text:style-name="T15">class</text:span><text:span text:style-name="T1"> MyController </text:span></text:p>
            <text:p text:style-name="P11">{<text:tab/></text:p>
            <text:p text:style-name="P9"><text:span text:style-name="T1"><text:tab/></text:span><text:span text:style-name="T19">@Autowired</text:span></text:p>
            <text:p text:style-name="P9"><text:span text:style-name="T1"><text:tab/>ExtPropConfig </text:span><text:span text:style-name="T20">extPropConfig</text:span><text:span text:style-name="T1">;</text:span></text:p>
            <text:p text:style-name="P11"><text:tab/></text:p>
            <text:p text:style-name="P9"><text:span text:style-name="T1"><text:tab/></text:span><text:span text:style-name="T19">@RequestMapping</text:span><text:span text:style-name="T1">(</text:span><text:span text:style-name="T10">"/hello"</text:span><text:span text:style-name="T1">)</text:span></text:p>
            <text:p text:style-name="P9"><text:span text:style-name="T1"><text:tab/></text:span><text:span text:style-name="T15">public</text:span><text:span text:style-name="T1"> String hello()</text:span></text:p>
            <text:p text:style-name="P11"><text:tab/>{</text:p>
            <text:p text:style-name="P9"><text:span text:style-name="T1"><text:tab/><text:tab/>System.</text:span><text:span text:style-name="T21">out</text:span><text:span text:style-name="T1">.println(</text:span><text:span text:style-name="T20">extPropConfig</text:span><text:span text:style-name="T1">.getDerbyURL());<text:tab/></text:span></text:p>
            <text:p text:style-name="P9"><text:span text:style-name="T1"><text:tab/><text:tab/></text:span><text:span text:style-name="T15">return</text:span><text:span text:style-name="T1"> </text:span><text:span text:style-name="T10">"Hello"</text:span><text:span text:style-name="T1">;</text:span></text:p>
            <text:p text:style-name="P11"><text:tab/>}<text:tab/></text:p>
            <text:p text:style-name="P12"><text:span text:style-name="T2">}</text:span></text:p>
          </table:table-cell>
        </table:table-row>
      </table:table>
      <text:p text:style-name="P6"><text:soft-page-break/></text:p>
      <text:p text:style-name="P7">Method 2:</text:p>
      <text:p text:style-name="P7"/>
      <text:p text:style-name="P6">MyConfiguration.java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"><text:span text:style-name="T15">import</text:span><text:span text:style-name="T1"> org.springframework.boot.context.properties.ConfigurationProperties;</text:span></text:p>
            <text:p text:style-name="P9"><text:span text:style-name="T15">import</text:span><text:span text:style-name="T1"> org.springframework.context.annotation.Configuration;</text:span></text:p>
            <text:p text:style-name="P9"/>
            <text:p text:style-name="P10">@Configuration</text:p>
            <text:p text:style-name="P9"><text:span text:style-name="T19">@ConfigurationProperties</text:span><text:span text:style-name="T1">(prefix=</text:span><text:span text:style-name="T10">"server"</text:span><text:span text:style-name="T1">)</text:span></text:p>
            <text:p text:style-name="P9"><text:span text:style-name="T15">public</text:span><text:span text:style-name="T1"> </text:span><text:span text:style-name="T15">class</text:span><text:span text:style-name="T1"> ExtPropConfig </text:span></text:p>
            <text:p text:style-name="P11">{<text:tab/></text:p>
            <text:p text:style-name="P9"><text:span text:style-name="T1"><text:tab/></text:span><text:span text:style-name="T15">private</text:span><text:span text:style-name="T1"> String </text:span><text:span text:style-name="T20">port</text:span><text:span text:style-name="T1">;<text:tab/></text:span></text:p>
            <text:p text:style-name="P9"/>
            <text:p text:style-name="P9"><text:span text:style-name="T1"><text:tab/></text:span><text:span text:style-name="T15">public</text:span><text:span text:style-name="T1"> String getPort() {</text:span></text:p>
            <text:p text:style-name="P9"><text:span text:style-name="T1"><text:tab/><text:tab/></text:span><text:span text:style-name="T15">return</text:span><text:span text:style-name="T1"> </text:span><text:span text:style-name="T20">port</text:span><text:span text:style-name="T1">;</text:span></text:p>
            <text:p text:style-name="P11"><text:tab/>}</text:p>
            <text:p text:style-name="P9"><text:span text:style-name="T1"><text:tab/></text:span><text:span text:style-name="T15">public</text:span><text:span text:style-name="T1"> </text:span><text:span text:style-name="T15">void</text:span><text:span text:style-name="T1"> setPort(String </text:span><text:span text:style-name="T22">port</text:span><text:span text:style-name="T1">) {</text:span></text:p>
            <text:p text:style-name="P9"><text:span text:style-name="T1"><text:tab/><text:tab/></text:span><text:span text:style-name="T15">this</text:span><text:span text:style-name="T1">.</text:span><text:span text:style-name="T20">port</text:span><text:span text:style-name="T1"> = </text:span><text:span text:style-name="T22">port</text:span><text:span text:style-name="T1">;</text:span></text:p>
            <text:p text:style-name="P11"><text:tab/>}</text:p>
            <text:p text:style-name="P12"><text:span text:style-name="T2">}</text:span></text:p>
          </table:table-cell>
        </table:table-row>
      </table:table>
      <text:p text:style-name="P6"/>
      <text:p text:style-name="P6">MyController.java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T15">import</text:span><text:span text:style-name="T1"> org.springframework.beans.factory.annotation.Autowired;</text:span></text:p>
            <text:p text:style-name="P9"><text:span text:style-name="T15">import</text:span><text:span text:style-name="T1"> org.springframework.web.bind.annotation.RequestMapping;</text:span></text:p>
            <text:p text:style-name="P9"><text:span text:style-name="T15">import</text:span><text:span text:style-name="T1"> org.springframework.web.bind.annotation.RestController;</text:span></text:p>
            <text:p text:style-name="P9"/>
            <text:p text:style-name="P9"><text:span text:style-name="T15">import</text:span><text:span text:style-name="T1"> com.app.config.ExtPropConfig;</text:span></text:p>
            <text:p text:style-name="P9"/>
            <text:p text:style-name="P10">@RestController</text:p>
            <text:p text:style-name="P9"><text:span text:style-name="T15">public</text:span><text:span text:style-name="T1"> </text:span><text:span text:style-name="T15">class</text:span><text:span text:style-name="T1"> MyController </text:span></text:p>
            <text:p text:style-name="P11">{<text:tab/></text:p>
            <text:p text:style-name="P9"><text:span text:style-name="T1"><text:tab/></text:span><text:span text:style-name="T19">@Autowired</text:span></text:p>
            <text:p text:style-name="P9"><text:span text:style-name="T1"><text:tab/>ExtPropConfig </text:span><text:span text:style-name="T20">extPropConfig</text:span><text:span text:style-name="T1">;</text:span></text:p>
            <text:p text:style-name="P11"><text:tab/></text:p>
            <text:p text:style-name="P9"><text:span text:style-name="T1"><text:tab/></text:span><text:span text:style-name="T19">@RequestMapping</text:span><text:span text:style-name="T1">(</text:span><text:span text:style-name="T10">"/hello"</text:span><text:span text:style-name="T1">)</text:span></text:p>
            <text:p text:style-name="P9"><text:span text:style-name="T1"><text:tab/></text:span><text:span text:style-name="T15">public</text:span><text:span text:style-name="T1"> String hello()</text:span></text:p>
            <text:p text:style-name="P11"><text:tab/>{</text:p>
            <text:p text:style-name="P9"><text:span text:style-name="T1"><text:tab/><text:tab/>System.</text:span><text:span text:style-name="T21">out</text:span><text:span text:style-name="T1">.println(</text:span><text:span text:style-name="T20">extPropConfig</text:span><text:span text:style-name="T1">.</text:span><text:span text:style-name="T7">getPort</text:span><text:span text:style-name="T1">());<text:tab/></text:span></text:p>
            <text:p text:style-name="P9"><text:span text:style-name="T1"><text:tab/><text:tab/></text:span><text:span text:style-name="T15">return</text:span><text:span text:style-name="T1"> </text:span><text:span text:style-name="T10">"Hello"</text:span><text:span text:style-name="T1">;</text:span></text:p>
            <text:p text:style-name="P11"><text:tab/>}<text:tab/></text:p>
            <text:p text:style-name="P12"><text:span text:style-name="T2">}</text:span></text:p>
          </table:table-cell>
        </table:table-row>
      </table:table>
      <text:p text:style-name="P6"/>
      <text:p text:style-name="P7">Method 3:</text:p>
      <text:p text:style-name="P7"/>
      <text:p text:style-name="P6">MyController.java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<text:span text:style-name="T15">import</text:span><text:span text:style-name="T1"> org.springframework.beans.factory.annotation.Autowired;</text:span></text:p>
            <text:p text:style-name="P9"><text:span text:style-name="T15">import</text:span><text:span text:style-name="T1"> org.springframework.context.annotation.PropertySource;</text:span></text:p>
            <text:p text:style-name="P9"><text:span text:style-name="T15">import</text:span><text:span text:style-name="T1"> org.springframework.core.env.Environment;</text:span></text:p>
            <text:p text:style-name="P9"><text:span text:style-name="T15">import</text:span><text:span text:style-name="T1"> org.springframework.web.bind.annotation.RequestMapping;</text:span></text:p>
            <text:p text:style-name="P9"><text:span text:style-name="T15">import</text:span><text:span text:style-name="T1"> org.springframework.web.bind.annotation.RestController;</text:span></text:p>
            <text:p text:style-name="P9"/>
            <text:p text:style-name="P10">@RestController</text:p>
            <text:p text:style-name="P9"><text:span text:style-name="T19">@PropertySource</text:span><text:span text:style-name="T1">(</text:span><text:span text:style-name="T6">ignoreResourceNotFound = </text:span><text:span text:style-name="T18">true</text:span><text:span text:style-name="T6">, value = </text:span><text:span text:style-name="T14">"classpath:application.properties"</text:span><text:span text:style-name="T1">)</text:span></text:p>
            <text:p text:style-name="P9"><text:span text:style-name="T15">public</text:span><text:span text:style-name="T1"> </text:span><text:span text:style-name="T15">class</text:span><text:span text:style-name="T1"> MyController </text:span></text:p>
            <text:p text:style-name="P11">{<text:tab/><text:tab/></text:p>
            <text:p text:style-name="P9"><text:span text:style-name="T1"><text:tab/></text:span><text:span text:style-name="T19">@Autowired</text:span></text:p>
            <text:p text:style-name="P9"><text:span text:style-name="T1"><text:s text:c="4"/></text:span><text:span text:style-name="T15">private</text:span><text:span text:style-name="T1"> Environment </text:span><text:span text:style-name="T20">env</text:span><text:span text:style-name="T1">;</text:span></text:p>
            <text:p text:style-name="P11"><text:tab/></text:p>
            <text:p text:style-name="P9"><text:soft-page-break/><text:span text:style-name="T1"><text:tab/></text:span><text:span text:style-name="T19">@RequestMapping</text:span><text:span text:style-name="T1">(</text:span><text:span text:style-name="T10">"/hello"</text:span><text:span text:style-name="T1">)</text:span></text:p>
            <text:p text:style-name="P9"><text:span text:style-name="T1"><text:tab/></text:span><text:span text:style-name="T15">public</text:span><text:span text:style-name="T1"> String hello()</text:span></text:p>
            <text:p text:style-name="P11"><text:tab/>{<text:tab/></text:p>
            <text:p text:style-name="P9"><text:span text:style-name="T1"><text:tab/><text:tab/>System.</text:span><text:span text:style-name="T21">out</text:span><text:span text:style-name="T1">.println(</text:span><text:span text:style-name="T20">env</text:span><text:span text:style-name="T1">.getProperty(</text:span><text:span text:style-name="T10">"derbyURL"</text:span><text:span text:style-name="T1">));</text:span></text:p>
            <text:p text:style-name="P9"><text:span text:style-name="T1"><text:tab/><text:tab/></text:span><text:span text:style-name="T15">return</text:span><text:span text:style-name="T1"> </text:span><text:span text:style-name="T10">"Hello"</text:span><text:span text:style-name="T1">;</text:span></text:p>
            <text:p text:style-name="P11"><text:tab/>}<text:tab/></text:p>
            <text:p text:style-name="P13"><text:span text:style-name="T3">}</text:span></text:p>
          </table:table-cell>
        </table:table-row>
      </table:table>
      <text:p text:style-name="P7"/>
      <text:p text:style-name="P7">Method 4:</text:p>
      <text:p text:style-name="P7"/>
      <text:p text:style-name="P6">MyController.java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"><text:span text:style-name="T15">import</text:span><text:span text:style-name="T1"> org.springframework.beans.factory.annotation.Value;</text:span></text:p>
            <text:p text:style-name="P9"><text:span text:style-name="T15">import</text:span><text:span text:style-name="T1"> org.springframework.context.annotation.PropertySource;</text:span></text:p>
            <text:p text:style-name="P9"><text:span text:style-name="T15">import</text:span><text:span text:style-name="T1"> org.springframework.web.bind.annotation.RequestMapping;</text:span></text:p>
            <text:p text:style-name="P9"><text:span text:style-name="T15">import</text:span><text:span text:style-name="T1"> org.springframework.web.bind.annotation.RestController;</text:span></text:p>
            <text:p text:style-name="P9"/>
            <text:p text:style-name="P10">@RestController</text:p>
            <text:p text:style-name="P9"><text:span text:style-name="T19">@PropertySource</text:span><text:span text:style-name="T1">(</text:span><text:span text:style-name="T6">ignoreResourceNotFound = </text:span><text:span text:style-name="T18">true</text:span><text:span text:style-name="T6">, value = </text:span><text:span text:style-name="T14">"classpath:application.properties"</text:span><text:span text:style-name="T1">)</text:span></text:p>
            <text:p text:style-name="P9"><text:span text:style-name="T15">public</text:span><text:span text:style-name="T1"> </text:span><text:span text:style-name="T15">class</text:span><text:span text:style-name="T1"> MyController </text:span></text:p>
            <text:p text:style-name="P11">{<text:tab/><text:tab/></text:p>
            <text:p text:style-name="P9"><text:span text:style-name="T1"><text:tab/></text:span><text:span text:style-name="T19">@Value</text:span><text:span text:style-name="T1">(</text:span><text:span text:style-name="T10">"${derbyURL}"</text:span><text:span text:style-name="T1">)</text:span></text:p>
            <text:p text:style-name="P9"><text:span text:style-name="T1"><text:s text:c="4"/>String </text:span><text:span text:style-name="T20">derbyURL</text:span><text:span text:style-name="T1">;</text:span></text:p>
            <text:p text:style-name="P11"><text:tab/></text:p>
            <text:p text:style-name="P9"><text:span text:style-name="T1"><text:tab/></text:span><text:span text:style-name="T19">@RequestMapping</text:span><text:span text:style-name="T1">(</text:span><text:span text:style-name="T10">"/hello"</text:span><text:span text:style-name="T1">)</text:span></text:p>
            <text:p text:style-name="P9"><text:span text:style-name="T1"><text:tab/></text:span><text:span text:style-name="T15">public</text:span><text:span text:style-name="T1"> String hello()</text:span></text:p>
            <text:p text:style-name="P11"><text:tab/>{</text:p>
            <text:p text:style-name="P9"><text:span text:style-name="T1"><text:tab/><text:tab/>System.</text:span><text:span text:style-name="T21">out</text:span><text:span text:style-name="T1">.println(</text:span><text:span text:style-name="T20">derbyURL</text:span><text:span text:style-name="T1">);</text:span></text:p>
            <text:p text:style-name="P9"><text:span text:style-name="T1"><text:tab/><text:tab/></text:span><text:span text:style-name="T15">return</text:span><text:span text:style-name="T1"> </text:span><text:span text:style-name="T10">"Hello"</text:span><text:span text:style-name="T1">;</text:span></text:p>
            <text:p text:style-name="P11"><text:tab/>}</text:p>
            <text:p text:style-name="P12"><text:span text:style-name="T2">}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55in" fo:text-indent="-0.3in" fo:margin-left="1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in" fo:text-indent="-0.4in" fo:margin-left="1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75in" fo:text-indent="-0.5in" fo:margin-left="1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85in" fo:text-indent="-0.6in" fo:margin-left="1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95in" fo:text-indent="-0.7in" fo:margin-left="1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5in" fo:text-indent="-0.8in" fo:margin-left="2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15in" fo:text-indent="-0.9in" fo:margin-left="2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35in" fo:text-indent="-1.1in" fo:margin-left="2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45in" fo:text-indent="-1.2in" fo:margin-left="2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4S</meta:editing-duration>
    <meta:editing-cycles>13</meta:editing-cycles>
    <meta:generator>OpenOffice/4.1.3$Win32 OpenOffice.org_project/413m1$Build-9783</meta:generator>
    <dc:date>2019-01-04T13:12:51.62</dc:date>
    <meta:document-statistic meta:table-count="7" meta:image-count="0" meta:object-count="0" meta:page-count="3" meta:paragraph-count="123" meta:word-count="248" meta:character-count="3431"/>
    <meta:user-defined meta:name="Info 1"/>
    <meta:user-defined meta:name="Info 2"/>
    <meta:user-defined meta:name="Info 3"/>
    <meta:user-defined meta:name="Info 4"/>
  </office:meta>
</office:document-meta>
</file>